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1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11.0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35cm" fo:min-width="7.12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1cm" fo:min-width="8.84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47cm" fo:min-width="5.8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12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 fo:min-width="2.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93cm" fo:min-width="2.11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9cm" fo:min-width="5.80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3cm" fo:min-width="6.5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93cm" fo:min-width="2.6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2.65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14.0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83cm" fo:min-width="7.00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56cm" fo:min-width="14.7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9cm" fo:min-width="2.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1cm" fo:min-width="7.16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1cm" fo:min-width="5.80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417cm" fo:min-width="17.35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417cm" fo:min-width="6.30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465cm" fo:min-width="5.35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417cm" fo:min-width="9.85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417cm" fo:min-width="10.49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069cm" fo:min-width="9.64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401cm" fo:min-width="10.49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735cm" fo:min-width="3.25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6.4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26cm" fo:min-width="3.1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4" draw:id="id34" draw:layer="layout" svg:width="3.429cm" svg:height="2.921cm" svg:x="3.286cm" svg:y="0.6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17.271cm" svg:height="5.716cm" draw:transform="skewX (0.00331612557878923) rotate (0.00349065850398866) translate (3.032cm 6.207cm)">
          <text:p text:style-name="P1">Do you want to deal with similarity between Artists or Music Tracks.Enter A for Artist, M for Music Tracks B for music similiar to an artist.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.271cm" svg:height="5.716cm" draw:transform="skewX (0.00331612557878923) rotate (0.00349065850398866) translate (3.032cm 12.683cm)">
          <text:p text:style-name="P1">Enter the metric to use for the similarities from the following</text:p>
          <text:p text:style-name="P1">[euclidean,cosine,pearson,jaccard,</text:p>
          <text:p text:style-name="P1">manhattan]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049cm" svg:y1="11.795cm" svg:x2="12.049cm" svg:y2="12.684cm">
          <text:p/>
        </draw:line>
        <draw:custom-shape draw:style-name="gr4" draw:text-style-name="P1" xml:id="id1" draw:id="id1" draw:layer="layout" svg:width="13.843cm" svg:height="5.969cm" svg:x="4.302cm" svg:y="19.796cm">
          <text:p text:style-name="P1">If purpose.lower() == ’m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1.237cm" svg:y1="18.399cm" svg:x2="11.237cm" svg:y2="19.796cm">
          <text:p/>
        </draw:line>
        <draw:custom-shape draw:style-name="gr4" draw:text-style-name="P1" xml:id="id3" draw:id="id3" draw:layer="layout" svg:width="13.843cm" svg:height="5.969cm" svg:x="24.876cm" svg:y="7.01cm">
          <text:p text:style-name="P1">If check.lower() == ‘false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13.716cm" svg:height="5.334cm" svg:x="22.877cm" svg:y="0.533cm">
          <text:p text:style-name="P3"><text:s text:c="5"/>check = Enter True if you want to <text:s text:c="3"/>check similarities between two music ids Enter False if you want to find the n similiar music to a target music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8.145cm" svg:y1="22.781cm" svg:x2="24.591cm" svg:y2="3.2cm" draw:start-shape="id1" draw:start-glue-point="7" draw:end-shape="id2" draw:end-glue-point="9" svg:d="M18145 22781h2366v-19581h4080" svg:viewBox="0 0 6447 19582">
          <text:p/>
        </draw:connector>
        <draw:connector draw:style-name="gr3" draw:text-style-name="P2" draw:layer="layout" svg:x1="29.735cm" svg:y1="5.867cm" svg:x2="31.798cm" svg:y2="7.01cm" draw:start-shape="id2" draw:start-glue-point="8" draw:end-shape="id3" draw:end-glue-point="4" svg:d="M29735 5867v572h2063v571" svg:viewBox="0 0 2064 1144">
          <text:p/>
        </draw:connector>
        <draw:custom-shape draw:style-name="gr6" draw:text-style-name="P1" xml:id="id4" draw:id="id4" draw:layer="layout" svg:width="8.89cm" svg:height="4.318cm" svg:x="44.18cm" svg:y="2.311cm">
          <text:p text:style-name="P1"/>
          <text:p text:style-name="P1">Id1 = Enter the target music i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38.719cm" svg:y1="9.995cm" svg:x2="45.291cm" svg:y2="4.47cm" draw:start-shape="id3" draw:start-glue-point="7" draw:end-shape="id4" draw:end-glue-point="9" svg:d="M38719 9995h2731v-5525h3841" svg:viewBox="0 0 6573 5526">
          <text:p/>
        </draw:connector>
        <draw:custom-shape draw:style-name="gr6" draw:text-style-name="P1" xml:id="id5" draw:id="id5" draw:layer="layout" svg:width="8.89cm" svg:height="4.318cm" svg:x="42.783cm" svg:y="8.026cm">
          <text:p text:style-name="P1"/>
          <text:p text:style-name="P1">n = Enter the value for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47.514cm" svg:y1="6.629cm" svg:x2="47.228cm" svg:y2="8.026cm" draw:start-shape="id4" draw:start-glue-point="7" draw:end-shape="id5" draw:end-glue-point="5" svg:d="M47514 6629v699h-286v698" svg:viewBox="0 0 287 1398">
          <text:p/>
        </draw:connector>
        <draw:custom-shape draw:style-name="gr7" draw:text-style-name="P1" xml:id="id6" draw:id="id6" draw:layer="layout" svg:width="12.446cm" svg:height="3.81cm" svg:x="52.689cm" svg:y="8.153cm">
          <text:p text:style-name="P1"><text:s/>sim.music_similiar(data.Music_features(), id1, '', metric, 'False', n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50.562cm" svg:y1="10.185cm" svg:x2="52.689cm" svg:y2="10.058cm" draw:start-shape="id5" draw:start-glue-point="6" draw:end-shape="id6" draw:end-glue-point="3" svg:d="M50562 10185h1595v-127h532" svg:viewBox="0 0 2128 128">
          <text:p/>
        </draw:connector>
        <draw:custom-shape draw:style-name="gr4" draw:text-style-name="P1" xml:id="id7" draw:id="id7" draw:layer="layout" svg:width="13.843cm" svg:height="5.969cm" svg:x="26.019cm" svg:y="13.614cm">
          <text:p text:style-name="P1">elIf check.lower() == ‘true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2.413cm" svg:height="1.016cm" svg:x="39.608cm" svg:y="9.169cm">
          <draw:text-box>
            <text:p>True</text:p>
          </draw:text-box>
        </draw:frame>
        <draw:frame draw:style-name="gr9" draw:text-style-name="P4" draw:layer="layout" svg:width="1.905cm" svg:height="1.343cm" svg:x="23.225cm" svg:y="11.963cm">
          <draw:text-box>
            <text:p>False</text:p>
          </draw:text-box>
        </draw:frame>
        <draw:custom-shape draw:style-name="gr10" draw:text-style-name="P1" xml:id="id9" draw:id="id9" draw:layer="layout" svg:width="8.89cm" svg:height="3.556cm" svg:x="51.927cm" svg:y="13.614cm">
          <text:p text:style-name="P1"/>
          <text:p text:style-name="P1">Id2 = Enter the second music id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xml:id="id8" draw:id="id8" draw:layer="layout" svg:width="10.033cm" svg:height="3.302cm" svg:x="43.037cm" svg:y="13.868cm">
          <text:p text:style-name="P1"><text:s text:c="3"/>Id1 = Enter target music id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39.862cm" svg:y1="16.599cm" svg:x2="44.291cm" svg:y2="15.519cm" draw:start-shape="id7" draw:start-glue-point="7" draw:end-shape="id8" draw:end-glue-point="9" svg:d="M39862 16599h1587v-1080h2842" svg:viewBox="0 0 4430 1081">
          <text:p/>
        </draw:connector>
        <draw:custom-shape draw:style-name="gr7" draw:text-style-name="P1" xml:id="id10" draw:id="id10" draw:layer="layout" svg:width="12.446cm" svg:height="3.81cm" svg:x="43.545cm" svg:y="17.551cm">
          <text:p text:style-name="P1"><text:s/>sim.music_similiar(data.Music_features(), id1, '', metric, 'True', Non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56.372cm" svg:y1="17.17cm" svg:x2="55.991cm" svg:y2="19.456cm" draw:start-shape="id9" draw:start-glue-point="8" draw:end-shape="id10" draw:end-glue-point="1" svg:d="M56372 17170v2286h-381" svg:viewBox="0 0 382 2287">
          <text:p/>
        </draw:connector>
        <draw:connector draw:style-name="gr3" draw:text-style-name="P2" draw:layer="layout" svg:x1="24.876cm" svg:y1="9.995cm" svg:x2="26.019cm" svg:y2="16.599cm" draw:start-shape="id3" draw:start-glue-point="5" draw:end-shape="id7" draw:end-glue-point="5" svg:d="M24876 9995h-502v6604h1645" svg:viewBox="0 0 1646 6605">
          <text:p/>
        </draw:connector>
        <draw:frame draw:style-name="gr12" draw:text-style-name="P4" draw:layer="layout" svg:width="2.413cm" svg:height="1.343cm" svg:x="24.368cm" svg:y="19.71cm">
          <draw:text-box>
            <text:p>False</text:p>
          </draw:text-box>
        </draw:frame>
        <draw:custom-shape draw:style-name="gr13" draw:text-style-name="P1" xml:id="id11" draw:id="id11" draw:layer="layout" svg:width="12.446cm" svg:height="1.27cm" svg:x="26.146cm" svg:y="22.25cm">
          <text:p text:style-name="P1">raise Exception('Wrong value given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6.019cm" svg:y1="16.599cm" svg:x2="26.146cm" svg:y2="22.885cm" draw:start-shape="id7" draw:start-glue-point="5" draw:end-shape="id11" draw:end-glue-point="3" svg:d="M26019 16599h-502v6286h629" svg:viewBox="0 0 630 6287">
          <text:p/>
        </draw:connector>
        <draw:frame draw:style-name="gr8" draw:text-style-name="P4" draw:layer="layout" svg:width="2.413cm" svg:height="1.016cm" svg:x="40.37cm" svg:y="15.773cm">
          <draw:text-box>
            <text:p>True</text:p>
          </draw:text-box>
        </draw:frame>
        <draw:connector draw:style-name="gr3" draw:text-style-name="P2" draw:layer="layout" svg:x1="51.816cm" svg:y1="15.519cm" svg:x2="53.07cm" svg:y2="15.519cm" draw:start-shape="id8" draw:start-glue-point="6" draw:end-shape="id8" draw:end-glue-point="1" svg:d="M51816 15519h1254" svg:viewBox="0 0 1255 1">
          <text:p/>
        </draw:connector>
        <draw:frame draw:style-name="gr12" draw:text-style-name="P4" draw:layer="layout" svg:width="2.413cm" svg:height="1.343cm" svg:x="19.034cm" svg:y="21.923cm">
          <draw:text-box>
            <text:p>True</text:p>
          </draw:text-box>
        </draw:frame>
        <draw:custom-shape draw:style-name="gr4" draw:text-style-name="P1" xml:id="id12" draw:id="id12" draw:layer="layout" svg:width="13.843cm" svg:height="5.969cm" svg:x="4.175cm" svg:y="26.441cm">
          <text:p text:style-name="P1">elIf purpose.lower() == ’a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4.302cm" svg:y1="22.781cm" svg:x2="4.175cm" svg:y2="29.426cm" draw:start-shape="id1" draw:start-glue-point="5" draw:end-shape="id12" draw:end-glue-point="5" svg:d="M4302 22781h-629v6645h502" svg:viewBox="0 0 630 6646">
          <text:p/>
        </draw:connector>
        <draw:frame draw:style-name="gr12" draw:text-style-name="P4" draw:layer="layout" svg:width="2.413cm" svg:height="1.343cm" svg:x="2.478cm" svg:y="25.102cm">
          <draw:text-box>
            <text:p>False</text:p>
          </draw:text-box>
        </draw:frame>
        <draw:custom-shape draw:style-name="gr5" draw:text-style-name="P1" xml:id="id13" draw:id="id13" draw:layer="layout" svg:width="13.716cm" svg:height="5.334cm" svg:x="19.542cm" svg:y="26.314cm">
          <text:p text:style-name="P1"><text:s text:c="5"/>check = Enter True if you want to <text:s text:c="3"/>check similarities between two music ids Enter False if you want to find the n similiar music to a target music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4" draw:id="id14" draw:layer="layout" svg:width="13.843cm" svg:height="5.969cm" svg:x="33.639cm" svg:y="25.933cm">
          <text:p text:style-name="P1">If check.lower() == ‘false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26.4cm" svg:y1="26.314cm" svg:x2="40.561cm" svg:y2="25.933cm" draw:start-shape="id13" draw:end-shape="id14" draw:end-glue-point="4" svg:d="M26400 26314v-883h14161v502" svg:viewBox="0 0 14162 884">
          <text:p/>
        </draw:connector>
        <draw:custom-shape draw:style-name="gr6" draw:text-style-name="P1" xml:id="id15" draw:id="id15" draw:layer="layout" svg:width="8.89cm" svg:height="4.318cm" svg:x="49.26cm" svg:y="26.06cm">
          <text:p text:style-name="P1"/>
          <text:p text:style-name="P1">Enter the target artis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47.482cm" svg:y1="28.918cm" svg:x2="50.371cm" svg:y2="28.219cm" draw:start-shape="id14" draw:start-glue-point="7" draw:end-shape="id15" draw:end-glue-point="9" svg:d="M47482 28918h889v-699h2000" svg:viewBox="0 0 2890 700">
          <text:p/>
        </draw:connector>
        <draw:frame draw:style-name="gr8" draw:text-style-name="P4" draw:layer="layout" svg:width="2.413cm" svg:height="1.016cm" svg:x="48.752cm" svg:y="27.33cm">
          <draw:text-box>
            <text:p>True</text:p>
          </draw:text-box>
        </draw:frame>
        <draw:custom-shape draw:style-name="gr6" draw:text-style-name="P1" xml:id="id16" draw:id="id16" draw:layer="layout" svg:width="8.89cm" svg:height="4.318cm" svg:x="57.134cm" svg:y="26.06cm">
          <text:p text:style-name="P1"/>
          <text:p text:style-name="P1">n = Enter the value for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57.134cm" svg:y1="28.219cm" svg:x2="58.245cm" svg:y2="28.219cm" draw:start-shape="id16" draw:start-glue-point="3" draw:end-shape="id16" draw:end-glue-point="9" svg:d="M57134 28219h1111" svg:viewBox="0 0 1112 1">
          <text:p/>
        </draw:connector>
        <draw:custom-shape draw:style-name="gr6" draw:text-style-name="P1" draw:layer="layout" svg:width="8.89cm" svg:height="4.318cm" svg:x="49.261cm" svg:y="26.061cm">
          <text:p text:style-name="P1"/>
          <text:p text:style-name="P1">Id_1 = Enter the target artis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xml:id="id17" draw:id="id17" draw:layer="layout" svg:width="13.843cm" svg:height="3.81cm" svg:x="47.863cm" svg:y="31.013cm">
          <text:p text:style-name="P1">sim.artists_similiar(data.Artist_music(), id_1, '', metric,'False', n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4.913cm" svg:y1="28.219cm" svg:x2="61.706cm" svg:y2="32.918cm" draw:start-shape="id16" draw:start-glue-point="6" draw:end-shape="id17" svg:d="M64913 28219h1613v4699h-4820" svg:viewBox="0 0 4821 4700">
          <text:p/>
        </draw:connector>
        <draw:custom-shape draw:style-name="gr7" draw:text-style-name="P1" draw:layer="layout" svg:width="12.446cm" svg:height="3.81cm" svg:x="43.521cm" svg:y="17.551cm">
          <text:p text:style-name="P1"><text:s/>sim.music_similiar(data.Music_features(), id1, '', metric, 'True', Non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2.446cm" svg:height="3.81cm" svg:x="43.521cm" svg:y="17.551cm">
          <text:p text:style-name="P1">sim.music_similiar(data.Music_features(), id1,id2, metric, 'True',None) 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8" draw:id="id18" draw:layer="layout" svg:width="13.843cm" svg:height="5.969cm" svg:x="34.274cm" svg:y="32.283cm">
          <text:p text:style-name="P1">If check.lower() == ‘true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33.639cm" svg:y1="28.918cm" svg:x2="34.274cm" svg:y2="35.268cm" draw:start-shape="id14" draw:start-glue-point="5" draw:end-shape="id18" draw:end-glue-point="5" svg:d="M33639 28918h-502v6350h1137" svg:viewBox="0 0 1138 6351">
          <text:p/>
        </draw:connector>
        <draw:frame draw:style-name="gr12" draw:text-style-name="P4" draw:layer="layout" svg:width="2.413cm" svg:height="1.343cm" svg:x="31.861cm" svg:y="31.829cm">
          <draw:text-box>
            <text:p>False</text:p>
          </draw:text-box>
        </draw:frame>
        <draw:custom-shape draw:style-name="gr15" draw:text-style-name="P1" xml:id="id19" draw:id="id19" draw:layer="layout" svg:width="10.795cm" svg:height="3.302cm" svg:x="48.879cm" svg:y="35.839cm">
          <text:p text:style-name="P1">Id_1 =Enter the target artist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0" draw:id="id20" draw:layer="layout" svg:width="8.89cm" svg:height="3.556cm" svg:x="58.023cm" svg:y="35.712cm">
          <text:p text:style-name="P1"/>
          <text:p text:style-name="P1">Id_2 = Enter the second artist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xml:id="id21" draw:id="id21" draw:layer="layout" svg:width="14.531cm" svg:height="3.81cm" svg:x="48.498cm" svg:y="40.216cm">
          <text:p text:style-name="P1">sim.artists_similiar(data.Artist_music(),id_1, id_2, metric,'True', Non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48.117cm" svg:y1="35.268cm" svg:x2="50.228cm" svg:y2="37.49cm" draw:start-shape="id18" draw:start-glue-point="7" draw:end-shape="id19" draw:end-glue-point="9" svg:d="M48117 35268h381v2222h1730" svg:viewBox="0 0 2112 2223">
          <text:p/>
        </draw:connector>
        <draw:connector draw:style-name="gr3" draw:text-style-name="P2" draw:layer="layout" svg:x1="58.023cm" svg:y1="37.49cm" svg:x2="59.134cm" svg:y2="37.49cm" draw:start-shape="id20" draw:start-glue-point="3" draw:end-shape="id20" draw:end-glue-point="9" svg:d="M58023 37490h1111" svg:viewBox="0 0 1112 1">
          <text:p/>
        </draw:connector>
        <draw:connector draw:style-name="gr3" draw:text-style-name="P2" draw:layer="layout" svg:x1="65.802cm" svg:y1="37.49cm" svg:x2="63.029cm" svg:y2="42.121cm" draw:start-shape="id20" draw:start-glue-point="6" draw:end-shape="id21" draw:end-glue-point="1" svg:d="M65802 37490h1613v4631h-4386" svg:viewBox="0 0 4387 4632">
          <text:p/>
        </draw:connector>
        <draw:frame draw:style-name="gr8" draw:text-style-name="P4" draw:layer="layout" svg:width="2.413cm" svg:height="1.016cm" svg:x="49.006cm" svg:y="36.474cm">
          <draw:text-box>
            <text:p>True</text:p>
          </draw:text-box>
        </draw:frame>
        <draw:custom-shape draw:style-name="gr13" draw:text-style-name="P1" xml:id="id22" draw:id="id22" draw:layer="layout" svg:width="12.446cm" svg:height="1.27cm" svg:x="33.385cm" svg:y="41.427cm">
          <text:p text:style-name="P1">raise Exception('Wrong value given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4.274cm" svg:y1="35.268cm" svg:x2="33.385cm" svg:y2="42.062cm" draw:start-shape="id18" draw:start-glue-point="5" draw:end-shape="id22" draw:end-glue-point="3" svg:d="M34274 35268h-1390v6794h501" svg:viewBox="0 0 1391 6795">
          <text:p/>
        </draw:connector>
        <draw:frame draw:style-name="gr12" draw:text-style-name="P4" draw:layer="layout" svg:width="2.413cm" svg:height="1.343cm" svg:x="31.607cm" svg:y="38.56cm">
          <draw:text-box>
            <text:p>False</text:p>
          </draw:text-box>
        </draw:frame>
        <draw:custom-shape draw:style-name="gr4" draw:text-style-name="P1" xml:id="id23" draw:id="id23" draw:layer="layout" svg:width="13.843cm" svg:height="5.969cm" svg:x="4.429cm" svg:y="34.188cm">
          <text:p text:style-name="P1">elIf purpose.lower() == ’b’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xml:id="id40" draw:id="id40" draw:layer="layout" svg:x1="4.175cm" svg:y1="29.426cm" svg:x2="4.429cm" svg:y2="37.173cm" draw:start-shape="id12" draw:start-glue-point="5" draw:end-shape="id23" draw:end-glue-point="5" svg:d="M4175 29426h-502v7747h756" svg:viewBox="0 0 757 7748">
          <text:p/>
        </draw:connector>
        <draw:frame draw:style-name="gr17" draw:text-style-name="P4" draw:layer="layout" svg:width="2.413cm" svg:height="0.962cm" svg:x="2.524cm" svg:y="30.251cm">
          <draw:text-box>
            <text:p>False</text:p>
          </draw:text-box>
        </draw:frame>
        <draw:connector draw:style-name="gr3" draw:text-style-name="P2" draw:layer="layout" svg:x1="18.018cm" svg:y1="29.426cm" svg:x2="21.256cm" svg:y2="28.981cm" draw:start-shape="id12" draw:start-glue-point="7" draw:end-shape="id13" draw:end-glue-point="9" svg:d="M18018 29426h762v-445h2476" svg:viewBox="0 0 3239 446">
          <text:p/>
        </draw:connector>
        <draw:frame draw:style-name="gr12" draw:text-style-name="P4" draw:layer="layout" svg:width="2.413cm" svg:height="1.343cm" svg:x="19.288cm" svg:y="27.965cm">
          <draw:text-box>
            <text:p>True</text:p>
          </draw:text-box>
        </draw:frame>
        <draw:custom-shape draw:style-name="gr18" draw:text-style-name="P1" xml:id="id24" draw:id="id24" draw:layer="layout" svg:width="11.049cm" svg:height="2.794cm" svg:x="18.907cm" svg:y="35.585cm">
          <text:p text:style-name="P1">Id_1 = Enter the target artist id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8.272cm" svg:y1="37.173cm" svg:x2="20.288cm" svg:y2="36.982cm" draw:start-shape="id23" draw:start-glue-point="7" draw:end-shape="id24" draw:end-glue-point="9" svg:d="M18272 37173h317v-191h1699" svg:viewBox="0 0 2017 192">
          <text:p/>
        </draw:connector>
        <draw:frame draw:style-name="gr12" draw:text-style-name="P4" draw:layer="layout" svg:width="2.413cm" svg:height="1.343cm" svg:x="18.907cm" svg:y="36.147cm">
          <draw:text-box>
            <text:p>True</text:p>
          </draw:text-box>
        </draw:frame>
        <draw:custom-shape draw:style-name="gr19" draw:text-style-name="P1" xml:id="id25" draw:id="id25" draw:layer="layout" svg:width="8.89cm" svg:height="2.159cm" svg:x="21.32cm" svg:y="39.649cm">
          <text:p text:style-name="P1"/>
          <text:p text:style-name="P1">Enter the value for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3.05cm" svg:y1="38.379cm" svg:x2="25.765cm" svg:y2="39.649cm" draw:start-shape="id24" draw:start-glue-point="7" draw:end-shape="id25" draw:end-glue-point="5" svg:d="M23050 38379v635h2715v635" svg:viewBox="0 0 2716 1271">
          <text:p/>
        </draw:connector>
        <draw:custom-shape draw:style-name="gr13" draw:text-style-name="P1" xml:id="id26" draw:id="id26" draw:layer="layout" svg:width="12.446cm" svg:height="1.27cm" svg:x="19.669cm" svg:y="42.443cm">
          <text:p text:style-name="P1">music_id = data2.Artist_tracks(id_1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5.765cm" svg:y1="41.808cm" svg:x2="25.892cm" svg:y2="42.443cm" draw:start-shape="id25" draw:start-glue-point="8" draw:end-shape="id26" draw:end-glue-point="0" svg:d="M25765 41808v318h127v317" svg:viewBox="0 0 128 636">
          <text:p/>
        </draw:connector>
        <draw:custom-shape draw:style-name="gr20" draw:text-style-name="P1" xml:id="id27" draw:id="id27" draw:layer="layout" svg:width="17.145cm" svg:height="2.667cm" svg:x="19.669cm" svg:y="45.364cm">
          <text:p text:style-name="P1">result = sim.artist_music_similiar(data.Music_features(),music_id, metric, n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5.892cm" svg:y1="43.713cm" svg:x2="28.241cm" svg:y2="45.364cm" draw:start-shape="id26" draw:start-glue-point="2" draw:end-shape="id27" draw:end-glue-point="0" svg:d="M25892 43713v825h2349v826" svg:viewBox="0 0 2350 1652">
          <text:p/>
        </draw:connector>
        <draw:custom-shape draw:style-name="gr21" draw:text-style-name="P1" xml:id="id32" draw:id="id32" draw:layer="layout" svg:width="6.096cm" svg:height="2.667cm" svg:x="17.637cm" svg:y="49.936cm">
          <text:p text:style-name="P1">song_names = [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28" draw:id="id28" draw:layer="layout" svg:width="10.287cm" svg:height="3.429cm" svg:x="25.003cm" svg:y="48.793cm">
          <text:p text:style-name="P1">for i in range(len(result)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29" draw:id="id29" draw:layer="layout" svg:width="9.652cm" svg:height="2.667cm" svg:x="36.179cm" svg:y="49.936cm">
          <text:p text:style-name="P1"><text:s text:c="2"/>song_names.append(result[i][0]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5.29cm" svg:y1="50.508cm" svg:x2="36.179cm" svg:y2="51.269cm" draw:start-shape="id28" draw:start-glue-point="7" draw:end-shape="id29" draw:end-glue-point="3" svg:d="M35290 50508h321v761h568" svg:viewBox="0 0 890 762">
          <text:p/>
        </draw:connector>
        <draw:frame draw:style-name="gr12" draw:text-style-name="P4" draw:layer="layout" svg:width="2.413cm" svg:height="1.343cm" svg:x="34.147cm" svg:y="47.777cm">
          <draw:text-box>
            <text:p>Looping</text:p>
          </draw:text-box>
        </draw:frame>
        <draw:connector draw:style-name="gr3" draw:text-style-name="P2" draw:layer="layout" svg:x1="41.005cm" svg:y1="52.603cm" svg:x2="30.147cm" svg:y2="52.222cm" draw:start-shape="id29" draw:start-glue-point="2" draw:end-shape="id28" draw:end-glue-point="6" svg:d="M41005 52603v500h-10858v-881" svg:viewBox="0 0 10859 882">
          <text:p/>
        </draw:connector>
        <draw:connector draw:style-name="gr3" draw:text-style-name="P2" draw:layer="layout" svg:x1="30.147cm" svg:y1="48.793cm" svg:x2="41.005cm" svg:y2="49.936cm" draw:start-shape="id28" draw:start-glue-point="4" draw:end-shape="id29" draw:end-glue-point="0" svg:d="M30147 48793v-502h10858v1645" svg:viewBox="0 0 10859 1646">
          <text:p/>
        </draw:connector>
        <draw:custom-shape draw:style-name="gr24" draw:text-style-name="P1" xml:id="id30" draw:id="id30" draw:layer="layout" svg:width="10.287cm" svg:height="2.667cm" svg:x="24.495cm" svg:y="55.397cm">
          <text:p text:style-name="P1">song_name = <text:s text:c="4"/>data3.Song_getter(song_names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0.147cm" svg:y1="52.222cm" svg:x2="29.638cm" svg:y2="55.397cm" draw:start-shape="id28" draw:start-glue-point="6" draw:end-shape="id30" draw:end-glue-point="0" svg:d="M30147 52222v1587h-509v1588" svg:viewBox="0 0 510 3176">
          <text:p/>
        </draw:connector>
        <draw:frame draw:style-name="gr12" draw:text-style-name="P4" draw:layer="layout" svg:width="3.732cm" svg:height="1.343cm" svg:x="30.923cm" svg:y="54cm">
          <draw:text-box>
            <text:p>Done Looping</text:p>
          </draw:text-box>
        </draw:frame>
        <draw:custom-shape draw:style-name="gr25" draw:text-style-name="P1" xml:id="id31" draw:id="id31" draw:layer="layout" svg:width="14.986cm" svg:height="3.683cm" svg:x="37.195cm" svg:y="54.381cm">
          <text:p text:style-name="P1"><text:s text:c="8"/><text:s text:c="8"/>print('The list of similar music to the artist are ',song_name)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9.638cm" svg:y1="58.064cm" svg:x2="42.815cm" svg:y2="58.064cm" draw:start-shape="id30" draw:start-glue-point="2" draw:end-shape="id31" draw:end-glue-point="7" svg:d="M29638 58064v500h13177v-500" svg:viewBox="0 0 13178 501">
          <text:p/>
        </draw:connector>
        <draw:connector draw:style-name="gr3" draw:text-style-name="P2" draw:layer="layout" svg:x1="28.241cm" svg:y1="48.031cm" svg:x2="20.685cm" svg:y2="49.936cm" draw:start-shape="id27" draw:start-glue-point="2" draw:end-shape="id32" draw:end-glue-point="0" svg:d="M28241 48031v952h-7556v953" svg:viewBox="0 0 7557 1906">
          <text:p/>
        </draw:connector>
        <draw:connector draw:style-name="gr3" draw:text-style-name="P2" draw:layer="layout" svg:x1="23.733cm" svg:y1="51.269cm" svg:x2="25.003cm" svg:y2="50.508cm" draw:start-shape="id32" draw:start-glue-point="1" draw:end-shape="id28" draw:end-glue-point="5" svg:d="M23733 51269h635v-761h635" svg:viewBox="0 0 1271 762">
          <text:p/>
        </draw:connector>
        <draw:custom-shape draw:style-name="gr13" draw:text-style-name="P1" xml:id="id33" draw:id="id33" draw:layer="layout" svg:width="12.446cm" svg:height="1.27cm" svg:x="5.064cm" svg:y="42.443cm">
          <text:p text:style-name="P1">raise Exception('Wrong value given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4.429cm" svg:y1="37.173cm" svg:x2="5.064cm" svg:y2="43.078cm" draw:start-shape="id23" draw:start-glue-point="5" draw:end-shape="id33" draw:end-glue-point="3" svg:d="M4429 37173h-502v5905h1137" svg:viewBox="0 0 1138 5906">
          <text:p/>
        </draw:connector>
        <draw:frame draw:style-name="gr17" draw:text-style-name="P4" draw:layer="layout" svg:width="2.413cm" svg:height="0.962cm" svg:x="2.778cm" svg:y="39.449cm">
          <draw:text-box>
            <text:p>False</text:p>
          </draw:text-box>
        </draw:frame>
        <draw:custom-shape draw:style-name="gr26" draw:text-style-name="P1" xml:id="id35" draw:id="id35" draw:layer="layout" svg:width="10.287cm" svg:height="1.651cm" svg:x="7.477cm" svg:y="3.835cm">
          <text:p text:style-name="P1">Executing try claus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715cm" svg:y1="2.121cm" svg:x2="12.62cm" svg:y2="3.835cm" draw:start-shape="id34" draw:start-glue-point="10" draw:end-shape="id35" draw:end-glue-point="0" svg:d="M6715 2121h5905v1714" svg:viewBox="0 0 5906 1715">
          <text:p/>
        </draw:connector>
        <draw:connector draw:style-name="gr3" draw:text-style-name="P2" draw:layer="layout" svg:x1="12.62cm" svg:y1="5.486cm" svg:x2="11.668cm" svg:y2="6.177cm" draw:start-shape="id35" draw:start-glue-point="2" draw:end-shape="id36" draw:end-glue-point="5" svg:d="M12620 5486v330h-952v361" svg:viewBox="0 0 953 692">
          <text:p/>
        </draw:connector>
        <draw:custom-shape draw:style-name="gr27" draw:text-style-name="P1" xml:id="id37" draw:id="id37" draw:layer="measurelines" svg:width="6.096cm" svg:height="5.969cm" svg:x="1.889cm" svg:y="45.745cm">
          <text:p text:style-name="P1">Exception occu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xml:id="id38" draw:id="id38" draw:layer="measurelines" svg:width="6.223cm" svg:height="1.27cm" svg:x="2.397cm" svg:y="53.746cm">
          <text:p text:style-name="P1"><text:s/>raise Exception(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measurelines" svg:x1="4.937cm" svg:y1="51.714cm" svg:x2="5.508cm" svg:y2="53.746cm" draw:start-shape="id37" draw:start-glue-point="6" draw:end-shape="id38" draw:end-glue-point="0" svg:d="M4937 51714v1016h571v1016" svg:viewBox="0 0 572 2033">
          <text:p/>
        </draw:connector>
        <draw:frame draw:style-name="gr12" draw:text-style-name="P4" draw:layer="measurelines" svg:width="2.413cm" svg:height="1.343cm" svg:x="5.445cm" svg:y="51.514cm">
          <draw:text-box>
            <text:p>True</text:p>
          </draw:text-box>
        </draw:frame>
        <draw:custom-shape draw:style-name="gr29" draw:text-style-name="P1" xml:id="id39" draw:id="id39" draw:layer="measurelines" svg:width="4.191cm" svg:height="2.794cm" svg:x="8.747cm" svg:y="54.88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measurelines" svg:x1="2.397cm" svg:y1="54.381cm" svg:x2="8.747cm" svg:y2="56.286cm" draw:start-shape="id38" draw:start-glue-point="3" draw:end-shape="id39" draw:end-glue-point="6" svg:d="M2397 54381h-502v1905h6852" svg:viewBox="0 0 6853 1906">
          <text:p/>
        </draw:connector>
        <draw:connector draw:style-name="gr3" draw:text-style-name="P2" draw:layer="measurelines" svg:x1="7.985cm" svg:y1="48.73cm" svg:x2="12.938cm" svg:y2="56.286cm" draw:start-shape="id37" draw:start-glue-point="7" draw:end-shape="id39" draw:end-glue-point="10" svg:d="M7985 48730h5454v7556h-501" svg:viewBox="0 0 5455 7557">
          <text:p/>
        </draw:connector>
        <draw:frame draw:style-name="gr12" draw:text-style-name="P4" draw:layer="measurelines" svg:width="11.487cm" svg:height="1.343cm" draw:transform="rotate (-1.58824961931484) translate (15.176cm 46.758cm)">
          <draw:text-box>
            <text:p>Program ran well and has given the result</text:p>
          </draw:text-box>
        </draw:frame>
        <draw:frame draw:style-name="gr12" draw:text-style-name="P4" draw:layer="measurelines" svg:width="2.413cm" svg:height="1.343cm" svg:x="12.176cm" svg:y="49.555cm">
          <draw:text-box>
            <text:p>False</text:p>
          </draw:text-box>
        </draw:frame>
        <draw:connector draw:style-name="gr3" draw:text-style-name="P2" draw:layer="measurelines" svg:x1="3.673cm" svg:y1="33.299cm" svg:x2="1.889cm" svg:y2="48.73cm" draw:start-shape="id40" draw:start-glue-point="0" draw:end-shape="id37" draw:end-glue-point="5" svg:d="M3673 33299h-2285v15431h501" svg:viewBox="0 0 2286 1543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-0.457cm" fo:padding-right="0.25cm" fo:wrap-option="wrap" draw:shadow="hidden" draw:shadow-offset-x="0.2cm" draw:shadow-offset-y="0.2cm" draw:shadow-color="#808080" draw:line-distance="0.68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79cm" fo:margin-bottom="0.279cm" fo:margin-left="1cm" fo:margin-right="0.279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5:16:16.946372647</meta:creation-date>
    <dc:date>2021-01-19T19:29:16.228251776</dc:date>
    <meta:editing-duration>PT1M57S</meta:editing-duration>
    <meta:editing-cycles>1</meta:editing-cycles>
    <meta:document-statistic meta:object-count="104"/>
    <meta:generator>LibreOffice/6.4.5.2$Linux_X86_64 LibreOffice_project/40$Build-2</meta:generator>
  </office:meta>
</office:document-meta>
</file>